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0.084cm" fo:min-width="0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5cm" fo:min-width="7.5cm"/>
    </style:style>
    <style:style style:name="gr6" style:family="graphic" style:parent-style-name="standard">
      <style:graphic-properties draw:fill-color="#00cc33" draw:textarea-horizontal-align="justify" draw:textarea-vertical-align="middle" draw:auto-grow-height="false" fo:min-height="0.136cm" fo:min-width="0cm"/>
    </style:style>
    <style:style style:name="gr7" style:family="graphic" style:parent-style-name="objectwithoutfill">
      <style:graphic-properties draw:marker-start="Dimension_20_Lines" draw:marker-end="Symmetric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-color="#00cc33"/>
      <style:paragraph-properties fo:text-align="center"/>
      <style:text-properties fo:language="pl" fo:country="PL"/>
    </style:style>
    <style:style style:name="P6" style:family="paragraph"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line draw:style-name="gr1" draw:text-style-name="P1" draw:layer="layout" svg:x1="6.56cm" svg:y1="9.779cm" svg:x2="10.56cm" svg:y2="9.779cm">
            <text:p/>
          </draw:line>
          <draw:line draw:style-name="gr2" draw:text-style-name="P1" draw:layer="layout" svg:x1="6.56cm" svg:y1="9.779cm" svg:x2="6.26cm" svg:y2="10.279cm">
            <text:p/>
          </draw:line>
          <draw:line draw:style-name="gr2" draw:text-style-name="P1" draw:layer="layout" svg:x1="10.56cm" svg:y1="9.779cm" svg:x2="10.26cm" svg:y2="10.279cm">
            <text:p/>
          </draw:line>
          <draw:line draw:style-name="gr2" draw:text-style-name="P1" draw:layer="layout" svg:x1="8.56cm" svg:y1="9.779cm" svg:x2="8.26cm" svg:y2="10.279cm">
            <text:p/>
          </draw:line>
          <draw:line draw:style-name="gr2" draw:text-style-name="P1" draw:layer="layout" svg:x1="7.56cm" svg:y1="9.779cm" svg:x2="7.26cm" svg:y2="10.279cm">
            <text:p/>
          </draw:line>
          <draw:line draw:style-name="gr2" draw:text-style-name="P1" draw:layer="layout" svg:x1="9.56cm" svg:y1="9.779cm" svg:x2="9.26cm" svg:y2="10.279cm">
            <text:p/>
          </draw:line>
          <draw:line draw:style-name="gr2" draw:text-style-name="P1" draw:layer="layout" svg:x1="7.06cm" svg:y1="9.779cm" svg:x2="6.76cm" svg:y2="10.279cm">
            <text:p/>
          </draw:line>
          <draw:line draw:style-name="gr2" draw:text-style-name="P1" draw:layer="layout" svg:x1="8.06cm" svg:y1="9.779cm" svg:x2="7.76cm" svg:y2="10.279cm">
            <text:p/>
          </draw:line>
          <draw:line draw:style-name="gr2" draw:text-style-name="P1" draw:layer="layout" svg:x1="9.06cm" svg:y1="9.779cm" svg:x2="8.76cm" svg:y2="10.279cm">
            <text:p/>
          </draw:line>
          <draw:line draw:style-name="gr2" draw:text-style-name="P1" draw:layer="layout" svg:x1="10.06cm" svg:y1="9.779cm" svg:x2="9.76cm" svg:y2="10.279cm">
            <text:p/>
          </draw:line>
        </draw:g>
        <draw:custom-shape draw:style-name="gr3" draw:text-style-name="P2" draw:layer="layout" svg:width="1cm" svg:height="1cm" svg:x="8.06cm" svg:y="8.7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2cm" svg:height="0.2cm" svg:x="8.46cm" svg:y="8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cm" svg:height="0.4cm" draw:transform="rotate (-0.154985237577097) translate (4.64cm 7.66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45cm" svg:height="0.546cm" svg:x="4.855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7cm" svg:y1="7cm" svg:x2="7.071cm" svg:y2="7.37cm">
          <text:p/>
        </draw:line>
        <draw:frame draw:style-name="gr8" draw:text-style-name="P7" draw:layer="layout" svg:width="4.2cm" svg:height="1cm" draw:transform="rotate (-0.154985237577097) translate (4.554cm 6.164cm)">
          <draw:text-box>
            <text:p text:style-name="P6"><text:span text:style-name="T1">Pozycja kulki</text:span></text:p>
          </draw:text-box>
        </draw:frame>
        <draw:path draw:style-name="gr9" draw:text-style-name="P1" draw:layer="layout" svg:width="0.999cm" svg:height="0.999cm" draw:transform="rotate (2.20714337207203) translate (8.5005099385739cm 8.9172118671322cm)" svg:viewBox="0 0 1000 1000" svg:d="M0 1000c1000 0 1000-1000 1000-1000">
          <text:p/>
        </draw:path>
        <draw:frame draw:style-name="gr10" draw:text-style-name="P9" draw:layer="layout" svg:width="4cm" svg:height="0.725cm" svg:x="7.5cm" svg:y="7.275cm">
          <draw:text-box>
            <text:p text:style-name="P8"><text:span text:style-name="T2">Obrót belk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6:33:45.598116996</meta:creation-date>
    <dc:date>2017-05-21T16:38:46.535642903</dc:date>
    <meta:editing-duration>PT35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